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rsid="0028a5ff" officeooo:paragraph-rsid="0028a5ff" style:font-weight-asian="bold" style:font-weight-complex="bold"/>
    </style:style>
    <style:style style:name="P24" style:family="paragraph" style:parent-style-name="Standard">
      <style:text-properties fo:font-weight="bold" officeooo:rsid="00295969" officeooo:paragraph-rsid="00295969" style:font-weight-asian="bold" style:font-weight-complex="bold"/>
    </style:style>
    <style:style style:name="P25" style:family="paragraph" style:parent-style-name="Standard">
      <style:text-properties fo:font-weight="bold" officeooo:rsid="00295ee8" officeooo:paragraph-rsid="00295ee8" style:font-weight-asian="bold" style:font-weight-complex="bold"/>
    </style:style>
    <style:style style:name="P26" style:family="paragraph" style:parent-style-name="Standard">
      <style:text-properties fo:font-weight="bold" officeooo:paragraph-rsid="00211029"/>
    </style:style>
    <style:style style:name="P27" style:family="paragraph" style:parent-style-name="Standard">
      <style:text-properties fo:font-weight="bold" officeooo:paragraph-rsid="0022e51d"/>
    </style:style>
    <style:style style:name="P28" style:family="paragraph" style:parent-style-name="Standard">
      <style:text-properties officeooo:rsid="0011a5af" officeooo:paragraph-rsid="0011a5af"/>
    </style:style>
    <style:style style:name="P29" style:family="paragraph" style:parent-style-name="Standard">
      <style:text-properties officeooo:rsid="0011de5b" officeooo:paragraph-rsid="0011de5b"/>
    </style:style>
    <style:style style:name="P30" style:family="paragraph" style:parent-style-name="Standard">
      <style:text-properties officeooo:rsid="0013b161" officeooo:paragraph-rsid="0013b161"/>
    </style:style>
    <style:style style:name="P31" style:family="paragraph" style:parent-style-name="Standard">
      <style:text-properties fo:color="#ffffff" loext:opacity="100%" style:font-name="Droid Sans Mono" fo:font-size="10.5pt" fo:font-weight="normal" officeooo:paragraph-rsid="0013b161" fo:background-color="#000000"/>
    </style:style>
    <style:style style:name="P32" style:family="paragraph" style:parent-style-name="Standard">
      <style:paragraph-properties style:line-height-at-least="0.198in"/>
      <style:text-properties fo:color="#ffffff" loext:opacity="100%" style:font-name="Droid Sans Mono" fo:font-size="10.5pt" fo:font-weight="normal" fo:background-color="#000000"/>
    </style:style>
    <style:style style:name="P33"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34" style:family="paragraph" style:parent-style-name="Standard">
      <style:text-properties fo:color="#ffffff" loext:opacity="100%" style:font-name="Droid Sans Mono" fo:font-size="10.5pt" fo:font-weight="normal" officeooo:rsid="001a7647" officeooo:paragraph-rsid="001a7647" fo:background-color="#000000"/>
    </style:style>
    <style:style style:name="P35"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36"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37" style:family="paragraph" style:parent-style-name="Standard">
      <style:text-properties officeooo:paragraph-rsid="0013b161"/>
    </style:style>
    <style:style style:name="P38" style:family="paragraph" style:parent-style-name="Standard">
      <style:text-properties officeooo:rsid="00166082" officeooo:paragraph-rsid="00166082"/>
    </style:style>
    <style:style style:name="P39" style:family="paragraph" style:parent-style-name="Standard">
      <style:text-properties officeooo:rsid="001a7647" officeooo:paragraph-rsid="001a7647"/>
    </style:style>
    <style:style style:name="P40" style:family="paragraph" style:parent-style-name="Standard">
      <style:paragraph-properties style:line-height-at-least="0.198in"/>
    </style:style>
    <style:style style:name="P41" style:family="paragraph" style:parent-style-name="Standard">
      <style:paragraph-properties style:line-height-at-least="0.198in"/>
      <style:text-properties fo:color="#7ca668" loext:opacity="100%" style:font-name="Droid Sans Mono" fo:font-size="10.5pt" fo:font-weight="normal" fo:background-color="#000000"/>
    </style:style>
    <style:style style:name="P42" style:family="paragraph" style:parent-style-name="Standard">
      <style:text-properties fo:color="#7ca668" loext:opacity="100%" style:font-name="Droid Sans Mono" fo:font-size="10.5pt" fo:font-weight="normal" officeooo:rsid="001a7647" officeooo:paragraph-rsid="001a7647" fo:background-color="#000000"/>
    </style:style>
    <style:style style:name="P43"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44" style:family="paragraph" style:parent-style-name="Standard">
      <style:text-properties officeooo:rsid="001c3464" officeooo:paragraph-rsid="001c3464"/>
    </style:style>
    <style:style style:name="P45" style:family="paragraph" style:parent-style-name="Standard">
      <style:text-properties officeooo:rsid="001ea195" officeooo:paragraph-rsid="001ea195"/>
    </style:style>
    <style:style style:name="P46" style:family="paragraph" style:parent-style-name="Standard">
      <style:text-properties fo:font-weight="normal" officeooo:rsid="001ea195" officeooo:paragraph-rsid="001ea195" style:font-weight-asian="normal" style:font-weight-complex="normal"/>
    </style:style>
    <style:style style:name="P47" style:family="paragraph" style:parent-style-name="Standard">
      <style:text-properties fo:font-weight="normal" officeooo:rsid="00211029" officeooo:paragraph-rsid="00211029" style:font-weight-asian="normal" style:font-weight-complex="normal"/>
    </style:style>
    <style:style style:name="P48" style:family="paragraph" style:parent-style-name="Standard">
      <style:text-properties fo:font-weight="normal" officeooo:rsid="0022e51d" officeooo:paragraph-rsid="0022e51d" style:font-weight-asian="normal" style:font-weight-complex="normal"/>
    </style:style>
    <style:style style:name="P49" style:family="paragraph" style:parent-style-name="Standard">
      <style:text-properties fo:font-weight="normal" officeooo:rsid="002377ef" officeooo:paragraph-rsid="002377ef" style:font-weight-asian="normal" style:font-weight-complex="normal"/>
    </style:style>
    <style:style style:name="P50" style:family="paragraph" style:parent-style-name="Standard">
      <style:text-properties fo:font-weight="normal" officeooo:rsid="0028a5ff" officeooo:paragraph-rsid="0028a5ff" style:font-weight-asian="normal" style:font-weight-complex="normal"/>
    </style:style>
    <style:style style:name="P51" style:family="paragraph" style:parent-style-name="Standard">
      <style:text-properties fo:font-weight="bold" officeooo:rsid="00295969" officeooo:paragraph-rsid="00295969" style:font-weight-asian="bold" style:font-weight-complex="bold"/>
    </style:style>
    <style:style style:name="P52" style:family="paragraph" style:parent-style-name="Standard">
      <style:text-properties fo:font-weight="bold" officeooo:rsid="002996c1" officeooo:paragraph-rsid="002996c1" style:font-weight-asian="bold" style:font-weight-complex="bold"/>
    </style:style>
    <style:style style:name="P53" style:family="paragraph" style:parent-style-name="Standard">
      <style:text-properties fo:font-weight="bold" officeooo:rsid="002b9e37" officeooo:paragraph-rsid="002b9e37" style:font-weight-asian="bold" style:font-weight-complex="bold"/>
    </style:style>
    <style:style style:name="P54" style:family="paragraph" style:parent-style-name="Standard">
      <style:text-properties fo:font-weight="bold" officeooo:rsid="00311c90" officeooo:paragraph-rsid="00311c90" style:font-weight-asian="bold" style:font-weight-complex="bold"/>
    </style:style>
    <style:style style:name="P55" style:family="paragraph" style:parent-style-name="Standard">
      <style:text-properties fo:font-weight="normal" officeooo:rsid="00311c90" officeooo:paragraph-rsid="00311c90" style:font-weight-asian="normal" style:font-weight-complex="normal"/>
    </style:style>
    <style:style style:name="P56" style:family="paragraph" style:parent-style-name="Standard">
      <style:text-properties officeooo:rsid="001a7647" officeooo:paragraph-rsid="001a7647"/>
    </style:style>
    <style:style style:name="P57" style:family="paragraph" style:parent-style-name="Standard">
      <style:paragraph-properties style:line-height-at-least="0.198in"/>
      <style:text-properties fo:color="#ffffff" loext:opacity="100%" style:font-name="Droid Sans Mono" fo:font-size="10.5pt" fo:font-weight="normal" fo:background-color="#000000"/>
    </style:style>
    <style:style style:name="P58" style:family="paragraph" style:parent-style-name="Standard">
      <style:text-properties fo:color="#ffffff" loext:opacity="100%" style:font-name="Droid Sans Mono" fo:font-size="10.5pt" fo:font-weight="normal" officeooo:rsid="001a7647" officeooo:paragraph-rsid="001a7647" fo:background-color="#000000"/>
    </style:style>
    <style:style style:name="P59" style:family="paragraph" style:parent-style-name="Standard">
      <style:text-properties fo:color="#ffffff" loext:opacity="100%" style:font-name="Droid Sans Mono" fo:font-size="10.5pt" fo:font-weight="normal" officeooo:rsid="002b9e37" officeooo:paragraph-rsid="002b9e37" fo:background-color="#000000"/>
    </style:style>
    <style:style style:name="P60" style:family="paragraph" style:parent-style-name="Standard">
      <style:text-properties officeooo:rsid="002b9e37" officeooo:paragraph-rsid="002b9e37"/>
    </style:style>
    <style:style style:name="P61" style:family="paragraph" style:parent-style-name="Text_20_body">
      <style:paragraph-properties fo:padding="0.0193in" fo:border="0.06pt solid #d9d9e3"/>
    </style:style>
    <style:style style:name="P62" style:family="paragraph" style:parent-style-name="Text_20_body">
      <style:text-properties fo:font-weight="normal" officeooo:rsid="002377ef" officeooo:paragraph-rsid="002377ef" style:font-weight-asian="normal" style:font-weight-complex="normal"/>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d4d4d4" loext:opacity="100%" style:font-name="Droid Sans Mono" fo:font-size="10.5pt" fo:font-weight="normal" fo:background-color="#000000" loext:char-shading-value="0" style:font-weight-asian="normal" style:font-weight-complex="normal"/>
    </style:style>
    <style:style style:name="T11" style:family="text">
      <style:text-properties fo:color="#ffffff" loext:opacity="100%" style:font-name="Droid Sans Mono" fo:font-size="10.5pt" fo:font-weight="normal" fo:background-color="#000000" loext:char-shading-value="0"/>
    </style:style>
    <style:style style:name="T12" style:family="text">
      <style:text-properties fo:color="#ffffff" loext:opacity="100%" style:font-name="Droid Sans Mono" fo:font-size="10.5pt" fo:font-weight="normal" fo:background-color="#000000" loext:char-shading-value="0" style:font-weight-asian="normal" style:font-weight-complex="normal"/>
    </style:style>
    <style:style style:name="T13" style:family="text">
      <style:text-properties fo:color="#b5cea8" loext:opacity="100%"/>
    </style:style>
    <style:style style:name="T14" style:family="text">
      <style:text-properties fo:color="#b5cea8" loext:opacity="100%" style:font-name="Droid Sans Mono" fo:font-size="10.5pt" fo:font-weight="normal" fo:background-color="#000000" loext:char-shading-value="0"/>
    </style:style>
    <style:style style:name="T15" style:family="text">
      <style:text-properties fo:color="#b5cea8" loext:opacity="100%" style:font-name="Droid Sans Mono" fo:font-size="10.5pt" fo:font-weight="normal" fo:background-color="#000000" loext:char-shading-value="0" style:font-weight-asian="normal" style:font-weight-complex="normal"/>
    </style:style>
    <style:style style:name="T16" style:family="text">
      <style:text-properties officeooo:rsid="00166082"/>
    </style:style>
    <style:style style:name="T17" style:family="text">
      <style:text-properties officeooo:rsid="0019704b"/>
    </style:style>
    <style:style style:name="T18" style:family="text">
      <style:text-properties fo:color="#808080" loext:opacity="100%"/>
    </style:style>
    <style:style style:name="T19" style:family="text">
      <style:text-properties fo:color="#569cd6" loext:opacity="100%"/>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d7ba7d" loext:opacity="100%"/>
    </style:style>
    <style:style style:name="T23" style:family="text">
      <style:text-properties fo:color="#dcdcaa" loext:opacity="100%"/>
    </style:style>
    <style:style style:name="T24" style:family="text">
      <style:text-properties fo:color="#f44747" loext:opacity="100%"/>
    </style:style>
    <style:style style:name="T25" style:family="text">
      <style:text-properties fo:font-weight="normal" style:font-weight-asian="normal" style:font-weight-complex="normal"/>
    </style:style>
    <style:style style:name="T26" style:family="text">
      <style:text-properties fo:font-weight="normal" officeooo:rsid="00211029" style:font-weight-asian="normal" style:font-weight-complex="normal"/>
    </style:style>
    <style:style style:name="T27" style:family="text">
      <style:text-properties fo:font-weight="normal" officeooo:rsid="0022e51d" style:font-weight-asian="normal" style:font-weight-complex="normal"/>
    </style:style>
    <style:style style:name="T28" style:family="text">
      <style:text-properties fo:font-weight="normal" officeooo:rsid="002a515a" style:font-weight-asian="normal" style:font-weight-complex="normal"/>
    </style:style>
    <style:style style:name="T29" style:family="text">
      <style:text-properties officeooo:rsid="00295969"/>
    </style:style>
    <style:style style:name="T30" style:family="text">
      <style:text-properties officeooo:rsid="00295ee8"/>
    </style:style>
    <style:style style:name="T31" style:family="text">
      <style:text-properties loext:padding="0.0193in" loext:border="0.06pt solid #d9d9e3"/>
    </style:style>
    <style:style style:name="T32" style:family="text">
      <style:text-properties fo:color="#c586c0" loext:opacity="100%"/>
    </style:style>
    <style:style style:name="T33" style:family="text">
      <style:text-properties officeooo:rsid="002c9b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28"/>
      <text:p text:style-name="P28">- <text:a xlink:type="simple" xlink:href="https://www.geeksforgeeks.org/how-to-set-the-svg-background-color/" text:style-name="Internet_20_link" text:visited-style-name="Visited_20_Internet_20_Link">https://www.geeksforgeeks.org/how-to-set-the-svg-background-color/</text:a></text:p>
      <text:p text:style-name="P28"><text:soft-page-break/>- <text:a xlink:type="simple" xlink:href="https://www.w3schools.com/cssref/pr_background-image.php" text:style-name="Internet_20_link" text:visited-style-name="Visited_20_Internet_20_Link">https://www.w3schools.com/cssref/pr_background-image.php</text:a></text:p>
      <text:p text:style-name="P29">(this made the background black, but now I need to figure out how to make it round and line up with the text box)</text:p>
      <text:p text:style-name="P29"/>
      <text:p text:style-name="P30">Create rounded image - <text:a xlink:type="simple" xlink:href="https://www.w3schools.com/howto/howto_css_rounded_images.asp" text:style-name="Internet_20_link" text:visited-style-name="Visited_20_Internet_20_Link">https://www.w3schools.com/howto/howto_css_rounded_images.asp</text:a></text:p>
      <text:p text:style-name="P30"/>
      <text:p text:style-name="P37"><text:span text:style-name="T7">- </text:span><text:span text:style-name="T9">border-radius</text:span><text:span text:style-name="T11">: </text:span><text:span text:style-name="T14">0</text:span><text:span text:style-name="T11"> </text:span><text:span text:style-name="T14">50px</text:span><text:span text:style-name="T11"> </text:span><text:span text:style-name="T14">50px</text:span><text:span text:style-name="T11"> </text:span><text:span text:style-name="T14">0</text:span><text:span text:style-name="T11">;</text:span></text:p>
      <text:p text:style-name="P31"/>
      <text:p text:style-name="P38"/>
      <text:p text:style-name="P39">1/13/23</text:p>
      <text:p text:style-name="P38"/>
      <text:p text:style-name="P38"/>
      <text:p text:style-name="P18">Problem: Make submit button the same height as the text box</text:p>
      <text:p text:style-name="P31"/>
      <text:p text:style-name="P30">- <text:a xlink:type="simple" xlink:href="https://iplocation.com/" text:style-name="Internet_20_link" text:visited-style-name="Visited_20_Internet_20_Link">https://iplocation.com/</text:a> <text:s/><text:span text:style-name="T16">(copied code from this website)</text:span></text:p>
      <text:p text:style-name="P30"/>
      <text:p text:style-name="P30">- <text:a xlink:type="simple" xlink:href="https://codepen.io/snowdenfam/pen/MWBoBdE" text:style-name="Internet_20_link" text:visited-style-name="Visited_20_Internet_20_Link">https://codepen.io/snowdenfam/pen/MWBoBdE</text:a> <text:span text:style-name="T17">(deconstructed above website and got rid of everything but the text box and the submit button to study how they created those, takes a lot of time or at least right now it does)</text:span></text:p>
      <text:p text:style-name="P30"/>
      <text:p text:style-name="P39">1/14/23</text:p>
      <text:p text:style-name="P39"/>
      <text:p text:style-name="P39">I used the above website to basically just copy and paste the text box and submit button to my website. I learned a ton from deconstructing a website. I ended up finding out that the submit button is inside of a span tag. Which leads me to my next problem</text:p>
      <text:p text:style-name="P39"/>
      <text:p text:style-name="P39">HTML</text:p>
      <text:p text:style-name="P39"/>
      <text:p text:style-name="P34"><text:span text:style-name="T18">&lt;</text:span><text:span text:style-name="T19">div</text:span> <text:span text:style-name="T20">class</text:span>=<text:span text:style-name="T21">"bg-img"</text:span><text:span text:style-name="T18">&gt;</text:span></text:p>
      <text:p text:style-name="P32"><text:span text:style-name="T18">&lt;</text:span><text:span text:style-name="T19">h1</text:span><text:span text:style-name="T18">&gt;</text:span>IP Address Tracker<text:span text:style-name="T18">&lt;/</text:span><text:span text:style-name="T19">h1</text:span><text:span text:style-name="T18">&gt;</text:span></text:p>
      <text:p text:style-name="P40"/>
      <text:p text:style-name="P32"><text:span text:style-name="T18">&lt;</text:span><text:span text:style-name="T19">input</text:span> <text:span text:style-name="T20">name</text:span>=<text:span text:style-name="T21">"ip"</text:span> <text:span text:style-name="T20">class</text:span>=<text:span text:style-name="T21">"input-round"</text:span> <text:span text:style-name="T20">required</text:span>=<text:span text:style-name="T21">"required"</text:span> <text:span text:style-name="T20">value</text:span>=<text:span text:style-name="T21">"107.133.201.35"</text:span><text:span text:style-name="T18">&gt;</text:span></text:p>
      <text:p text:style-name="P32"><text:span text:style-name="T18">&lt;</text:span><text:span text:style-name="T19">button</text:span> <text:span text:style-name="T20">class</text:span>=<text:span text:style-name="T21">"btn btn-medium btn--green"</text:span><text:span text:style-name="T18">&gt;</text:span></text:p>
      <text:p text:style-name="P32"><text:span text:style-name="T18">&lt;</text:span><text:span text:style-name="T19">span</text:span> <text:span text:style-name="T20">class</text:span>=<text:span text:style-name="T21">"text"</text:span><text:span text:style-name="T18">&gt;</text:span>Find<text:span text:style-name="T18">&lt;/</text:span><text:span text:style-name="T19">span</text:span><text:span text:style-name="T18">&gt;</text:span></text:p>
      <text:p text:style-name="P32"><text:span text:style-name="T18">&lt;/</text:span><text:span text:style-name="T19">button</text:span><text:span text:style-name="T18">&gt;</text:span></text:p>
      <text:p text:style-name="P32"><text:span text:style-name="T18">&lt;/</text:span><text:span text:style-name="T19">div</text:span><text:span text:style-name="T18">&gt;</text:span></text:p>
      <text:p text:style-name="P39"/>
      <text:p text:style-name="P39">CSS</text:p>
      <text:p text:style-name="P42">/* reset */</text:p>
      <text:p text:style-name="P40"/>
      <text:p text:style-name="P32"><text:span text:style-name="T19">*</text:span>, <text:span text:style-name="T19">*</text:span><text:span text:style-name="T22">:before</text:span>, <text:span text:style-name="T19">*</text:span><text:span text:style-name="T22">:after</text:span> {<text:span text:style-name="T8">-webkit-box-sizing</text:span>: <text:span text:style-name="T21">border-box</text:span>;}</text:p>
      <text:p text:style-name="P40"/>
      <text:p text:style-name="P41">/* Buttons */</text:p>
      <text:p text:style-name="P40"/>
      <text:p text:style-name="P32"><text:span text:style-name="T22">.btn--green</text:span> {</text:p>
      <text:p text:style-name="P32"><text:span text:style-name="T8">background-color</text:span>: <text:span text:style-name="T21">#3cb879</text:span>;</text:p>
      <text:p text:style-name="P32">}</text:p>
      <text:p text:style-name="P40"/>
      <text:p text:style-name="P32"><text:span text:style-name="T22">.btn--green.btn-hover-shadow:active</text:span> {</text:p>
      <text:p text:style-name="P32"><text:soft-page-break/><text:span text:style-name="T8">box-shadow</text:span>: <text:span text:style-name="T13">0px</text:span> <text:span text:style-name="T13">-4px</text:span> <text:span text:style-name="T13">7px</text:span> <text:span text:style-name="T13">0</text:span> <text:span text:style-name="T23">rgba</text:span>(<text:span text:style-name="T13">0</text:span>, <text:span text:style-name="T13">0</text:span>, <text:span text:style-name="T13">0</text:span>, <text:span text:style-name="T13">0.2</text:span>) <text:span text:style-name="T21">inset</text:span>;</text:p>
      <text:p text:style-name="P32">}</text:p>
      <text:p text:style-name="P32"><text:span text:style-name="T22">.btn-medium</text:span> {</text:p>
      <text:p text:style-name="P32"><text:span text:style-name="T8">padding</text:span>: <text:span text:style-name="T13">12px</text:span> <text:span text:style-name="T13">20px</text:span> <text:span text:style-name="T13">13px</text:span> <text:span text:style-name="T13">20px</text:span>;</text:p>
      <text:p text:style-name="P32"><text:span text:style-name="T8">font-size</text:span>: <text:span text:style-name="T13">13px</text:span>;</text:p>
      <text:p text:style-name="P32">}</text:p>
      <text:p text:style-name="P40"/>
      <text:p text:style-name="P32"><text:span text:style-name="T22">.btn</text:span> {</text:p>
      <text:p text:style-name="P32"><text:span text:style-name="T8">border</text:span>: <text:span text:style-name="T13">1px</text:span> <text:span text:style-name="T21">solid</text:span> <text:span text:style-name="T21">transparent</text:span>;</text:p>
      <text:p text:style-name="P32"><text:span text:style-name="T8">cursor</text:span>: <text:span text:style-name="T21">pointer</text:span>;</text:p>
      <text:p text:style-name="P32"><text:span text:style-name="T8">display</text:span>: <text:span text:style-name="T21">inline-block</text:span>;</text:p>
      <text:p text:style-name="P32"><text:span text:style-name="T8">text-decoration</text:span>: <text:span text:style-name="T21">none</text:span>;</text:p>
      <text:p text:style-name="P32"><text:span text:style-name="T8">font-size</text:span>: <text:span text:style-name="T13">14px</text:span>;</text:p>
      <text:p text:style-name="P32"><text:span text:style-name="T8">font-family</text:span>: <text:span text:style-name="T21">"Varela Round"</text:span>, <text:span text:style-name="T21">Arial</text:span>, <text:span text:style-name="T21">"Helvetica Neue"</text:span>, <text:span text:style-name="T21">Helvetica</text:span>, <text:span text:style-name="T21">sans-serif</text:span>;</text:p>
      <text:p text:style-name="P32"><text:span text:style-name="T8">color</text:span>: <text:span text:style-name="T21">#fff</text:span>;</text:p>
      <text:p text:style-name="P32"><text:span text:style-name="T8">border-radius</text:span>: <text:span text:style-name="T13">0</text:span> <text:span text:style-name="T13">50px</text:span> <text:span text:style-name="T13">50px</text:span> <text:span text:style-name="T13">0</text:span>;</text:p>
      <text:p text:style-name="P32">}</text:p>
      <text:p text:style-name="P33"><text:line-break/></text:p>
      <text:p text:style-name="P41">/* Input */</text:p>
      <text:p text:style-name="P40"/>
      <text:p text:style-name="P32"><text:span text:style-name="T22">.input-round</text:span> {</text:p>
      <text:p text:style-name="P32"><text:span text:style-name="T8">border-radius</text:span>: <text:span text:style-name="T13">50px</text:span> <text:span text:style-name="T13">0</text:span> <text:span text:style-name="T13">0</text:span> <text:span text:style-name="T13">50px</text:span>;</text:p>
      <text:p text:style-name="P32"><text:span text:style-name="T8">border-width</text:span>: <text:span text:style-name="T13">1px</text:span>;</text:p>
      <text:p text:style-name="P32"><text:span text:style-name="T8">border-color</text:span>: <text:span text:style-name="T21">#ddd</text:span>;</text:p>
      <text:p text:style-name="P32"><text:span text:style-name="T8">border-style</text:span>: <text:span text:style-name="T21">solid</text:span>;</text:p>
      <text:p text:style-name="P32"><text:span text:style-name="T8">padding</text:span>: <text:span text:style-name="T13">12px</text:span> <text:span text:style-name="T13">20px</text:span> <text:span text:style-name="T13">13px</text:span> <text:span text:style-name="T13">20px</text:span>;</text:p>
      <text:p text:style-name="P32"><text:span text:style-name="T8">margin-right</text:span>: <text:span text:style-name="T13">-5px</text:span>;</text:p>
      <text:p text:style-name="P32"><text:span text:style-name="T8">width</text:span>: <text:span text:style-name="T23">calc</text:span>(<text:span text:style-name="T13">100%</text:span> <text:span text:style-name="T8">-</text:span> <text:span text:style-name="T13">95px</text:span>);</text:p>
      <text:p text:style-name="P32"><text:span text:style-name="T8">line-height</text:span>: <text:span text:style-name="T21">normal</text:span>;</text:p>
      <text:p text:style-name="P32">}</text:p>
      <text:p text:style-name="P32"/>
      <text:p text:style-name="P39"><text:span text:style-name="T6">PROBLEM: How to insert an image inside of a button or a span tag </text:span>( once I can figure this out then that feature is done and I can move on. </text:p>
      <text:p text:style-name="P39"/>
      <text:p text:style-name="P44">Answer - <text:a xlink:type="simple" xlink:href="https://www.youtube.com/watch?v=UYgyZiAxOJg&amp;t=56s" text:style-name="Internet_20_link" text:visited-style-name="Visited_20_Internet_20_Link">https://www.youtube.com/watch?v=UYgyZiAxOJg&amp;t=56s</text:a></text:p>
      <text:p text:style-name="P44"/>
      <text:p text:style-name="P34"><text:span text:style-name="T18">&lt;</text:span><text:span text:style-name="T19">button</text:span> <text:span text:style-name="T20">class</text:span>=<text:span text:style-name="T21">"btn btn-medium btn--green"</text:span><text:span text:style-name="T18">&gt;</text:span></text:p>
      <text:p text:style-name="P40"/>
      <text:p text:style-name="P32"><text:span text:style-name="T18">&lt;</text:span><text:span text:style-name="T19">span</text:span> <text:span text:style-name="T20">style</text:span>=<text:span text:style-name="T21">"padding-right:3px; padding-top: 3px; span&gt;class="</text:span><text:span text:style-name="T20">text</text:span><text:span text:style-name="T24">"</text:span><text:span text:style-name="T18">&gt;</text:span></text:p>
      <text:p text:style-name="P32"><text:span text:style-name="T18">&lt;</text:span><text:span text:style-name="T19">img</text:span> <text:span text:style-name="T20">class</text:span>=<text:span text:style-name="T21">"manImg"</text:span> <text:span text:style-name="T20">src</text:span>=<text:span text:style-name="T21">"images/icon-arrow.svg"</text:span><text:span text:style-name="T18">&gt;&lt;/</text:span><text:span text:style-name="T19">img</text:span><text:span text:style-name="T18">&gt;</text:span></text:p>
      <text:p text:style-name="P32"><text:span text:style-name="T18">&lt;/</text:span><text:span text:style-name="T19">span</text:span><text:span text:style-name="T18">&gt;</text:span></text:p>
      <text:p text:style-name="P40"/>
      <text:p text:style-name="P32"><text:span text:style-name="T18">&lt;/</text:span><text:span text:style-name="T19">button</text:span><text:span text:style-name="T18">&gt;</text:span></text:p>
      <text:p text:style-name="P39"/>
      <text:p text:style-name="P45"/>
      <text:p text:style-name="P45"/>
      <text:p text:style-name="P45"><text:soft-page-break/>1/14/23</text:p>
      <text:p text:style-name="P45"/>
      <text:p text:style-name="P19">PROBLEM: Make one long card with multiple sections for info and lines in between each card, half the card is also over the background image. </text:p>
      <text:p text:style-name="P19"/>
      <text:p text:style-name="P19"><text:span text:style-name="T25">Answer: </text:span><text:a xlink:type="simple" xlink:href="https://www.w3schools.com/howto/howto_css_column_cards.asp" text:style-name="Internet_20_link" text:visited-style-name="Visited_20_Internet_20_Link"><text:span text:style-name="T25">https://www.w3schools.com/howto/howto_css_column_cards.asp</text:span></text:a></text:p>
      <text:p text:style-name="P46"/>
      <text:p text:style-name="P46"/>
      <text:p text:style-name="P20">PROBLEM: Move CSS cards down to only cover half the background image</text:p>
      <text:p text:style-name="P20"/>
      <text:p text:style-name="P26"><text:span text:style-name="T26">Answer: </text:span><text:span text:style-name="T10">margin-top</text:span><text:span text:style-name="T12">: </text:span><text:span text:style-name="T15">70px</text:span><text:span text:style-name="T12">;</text:span></text:p>
      <text:p text:style-name="P47"/>
      <text:p text:style-name="P22">PROBLEM: Make round edges on CSS cards</text:p>
      <text:p text:style-name="P22"/>
      <text:p text:style-name="P27"><text:span text:style-name="T27">Answer: </text:span><text:span text:style-name="T10">border-radius</text:span><text:span text:style-name="T12">: </text:span><text:span text:style-name="T15">25px</text:span><text:span text:style-name="T12">;</text:span></text:p>
      <text:p text:style-name="P35"/>
      <text:p text:style-name="P36"/>
      <text:p text:style-name="P48"/>
      <text:p text:style-name="P46"/>
      <text:p text:style-name="P19"/>
      <text:p text:style-name="P21">PROBLEM: Make all css cards the same size</text:p>
      <text:p text:style-name="P49"/>
      <text:p text:style-name="P49">Answer: <text:a xlink:type="simple" xlink:href="https://flexboxpatterns.com/card-group" text:style-name="Internet_20_link" text:visited-style-name="Visited_20_Internet_20_Link">https://flexboxpatterns.com/card-group</text:a></text:p>
      <text:p text:style-name="P49"/>
      <text:p text:style-name="P49"/>
      <text:p text:style-name="P50">1/15/23</text:p>
      <text:p text:style-name="P50"/>
      <text:p text:style-name="P23">PROBLEM: Make css cards lay vertically when the screen size is smaller – <text:span text:style-name="T29">comeback</text:span></text:p>
      <text:p text:style-name="P23"/>
      <text:p text:style-name="P23"/>
      <text:p text:style-name="P23"/>
      <text:p text:style-name="P24">PROBLEM: Move text down inside of card</text:p>
      <text:p text:style-name="P24"/>
      <text:p text:style-name="P25">Answer:</text:p>
      <text:p text:style-name="P24"/>
      <text:p text:style-name="P43">/* This changes aspects of the text inside the cards */</text:p>
      <text:p text:style-name="P40"/>
      <text:p text:style-name="P32"><text:span text:style-name="T22">.card__descriptionText</text:span> {</text:p>
      <text:p text:style-name="P32"><text:span text:style-name="T8">margin-top</text:span>:<text:span text:style-name="T13">50px</text:span></text:p>
      <text:p text:style-name="P32">}</text:p>
      <text:p text:style-name="P32"/>
      <text:p text:style-name="P24"/>
      <text:p text:style-name="P52"/>
      <text:p text:style-name="P52"/>
      <text:p text:style-name="P52"/>
      <text:p text:style-name="P52"/>
      <text:p text:style-name="P52"/>
      <text:p text:style-name="P52"/>
      <text:p text:style-name="P52"/>
      <text:p text:style-name="P52"><text:soft-page-break/>PROBLEM: Stop cards from vanishing when screen size gets smaller. </text:p>
      <text:p text:style-name="P52"/>
      <text:p text:style-name="P52">Answer: <text:span text:style-name="T28">Chat GPT</text:span></text:p>
      <text:p text:style-name="P52"><text:span text:style-name="T28"/></text:p>
      <text:p text:style-name="P52"/>
      <text:p text:style-name="P62">The cards may be disappearing when the screen size gets smaller because of the fixed width and margins set on the <text:span text:style-name="Source_20_Text"><text:span text:style-name="T31">.cardGroup</text:span></text:span> class. The <text:span text:style-name="Source_20_Text"><text:span text:style-name="T31">margin-left:100px;</text:span></text:span> and <text:span text:style-name="Source_20_Text"><text:span text:style-name="T31">margin-right:100px;</text:span></text:span> along with the <text:span text:style-name="Source_20_Text"><text:span text:style-name="T31">width: 50%;</text:span></text:span> on the <text:span text:style-name="Source_20_Text"><text:span text:style-name="T31">.input-round</text:span></text:span> class are causing the cards to be too wide to fit on smaller screens. This can be solved by either removing the fixed width and margins or by using media queries to change the width and margins at smaller screen sizes.</text:p>
      <text:p text:style-name="P61">You can also use <text:span text:style-name="Source_20_Text"><text:span text:style-name="T31">max-width</text:span></text:span> and <text:span text:style-name="Source_20_Text"><text:span text:style-name="T31">min-width</text:span></text:span> properties in the media query to apply the styles only at a certain screen size.</text:p>
      <text:p text:style-name="P49"/>
      <text:p text:style-name="P34"><text:span text:style-name="T32">@media</text:span> <text:span text:style-name="T8">only</text:span> <text:span text:style-name="T21">screen</text:span> <text:span text:style-name="T8">and</text:span> (<text:span text:style-name="T8">max-width</text:span>: <text:span text:style-name="T13">600px</text:span>) {</text:p>
      <text:p text:style-name="P32"><text:span text:style-name="T22">.cardGroup</text:span> {</text:p>
      <text:p text:style-name="P32"><text:span text:style-name="T8">width</text:span>: <text:span text:style-name="T13">100%</text:span>;</text:p>
      <text:p text:style-name="P32"><text:span text:style-name="T8">margin</text:span>: <text:span text:style-name="T13">0</text:span>;</text:p>
      <text:p text:style-name="P32">}</text:p>
      <text:p text:style-name="P32">}</text:p>
      <text:p text:style-name="P39"/>
      <text:p text:style-name="P39"/>
      <text:p text:style-name="P53">PROBLEM: Change card width without stopping them from laying vertically when the screen size gets smaller. </text:p>
      <text:p text:style-name="P60"/>
      <text:p text:style-name="P60">Answer: <text:span text:style-name="T33">Increase the margins on the left and right side to decrease the total width of the card. I also changed increased the top margin of the card to get space between the card and the input box. </text:span></text:p>
      <text:p text:style-name="P60"/>
      <text:p text:style-name="P59"><text:span text:style-name="T8">margin</text:span>: <text:span text:style-name="T13">0px</text:span> <text:span text:style-name="T13">70px</text:span>;</text:p>
      <text:p text:style-name="P32"><text:span text:style-name="T8">margin-top</text:span>: <text:span text:style-name="T13">50px</text:span>;</text:p>
      <text:p text:style-name="P60"/>
      <text:p text:style-name="P30"/>
      <text:p text:style-name="P54">PROBLEM: Make input box searchable for IP Addresses and also have the info get filled inside the cards</text:p>
      <text:p text:style-name="P54"/>
      <text:p text:style-name="P55">Answer: </text:p>
      <text:p text:style-name="P38"/>
      <text:p text:style-name="P28"/>
      <text:p text:style-name="P28">-</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5T22:47:00.809374981</dc:date>
    <meta:editing-duration>PT6H30M45S</meta:editing-duration>
    <meta:editing-cycles>26</meta:editing-cycles>
    <meta:generator>LibreOffice/7.3.7.2$Linux_X86_64 LibreOffice_project/30$Build-2</meta:generator>
    <meta:document-statistic meta:table-count="0" meta:image-count="0" meta:object-count="0" meta:page-count="5" meta:paragraph-count="118" meta:word-count="911" meta:character-count="5978" meta:non-whitespace-character-count="5162"/>
  </office:meta>
</office:document-meta>
</file>